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5-05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5-04-2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5-03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5-02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5-01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4-12-1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4-11-2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4-10-28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4-09-1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4-08-27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4-07-2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4-06-24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4-05-30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4-04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4-03-25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4-02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4-01-2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3-12-28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3-11-29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3-10-30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3-09-2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3-08-2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3-07-2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3-06-28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3-05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3-04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3-03-2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3-02-2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3-01-2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2-12-28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2-11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2-10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2-09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2-08-30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2-07-2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2-06-2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2-05-23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2-04-2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2-03-2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2-02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2-01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1-12-2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1-11-2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1-10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1-09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1-08-3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1-07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1-06-2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1-05-2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1-04-2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1-03-2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1-02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1-01-2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0-12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0-11-2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0-10-2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0-09-2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0-08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0-07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0-06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0-05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0-04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0-03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0-02-2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20-01-2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9-12-2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9-11-2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9-10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9-09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9-08-2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9-07-3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9-06-2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9-05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9-04-2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9-03-2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9-02-2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9-01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8-11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8-10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8-09-2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8-08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8-07-3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8-06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8-05-23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8-04-25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8-03-2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8-02-2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8-01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7-12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7-11-2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7-10-27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7-09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7-08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7-07-26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7-06-30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7-05-3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7-04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7-03-3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7-02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7-01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6-12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6-11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6-10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6-09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6-08-24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6-07-2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6-06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6-05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6-04-2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6-02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6-02-0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12-3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11-2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10-2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09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08-2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07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07-1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06-2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05-2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04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03-2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02-26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5-01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4-12-2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4-11-2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4-10-3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4-09-22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4-08-2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4-07-3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4-06-2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4-05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4-04-3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4-03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4-02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4-01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3-12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3-10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3-09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3-08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3-07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3-07-0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3-06-2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3-05-31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3-04-1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3-03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3-02-26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3-02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2-12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2-12-03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2-11-0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2-09-2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2-08-3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2-07-3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2-06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2-05-3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2-04-2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2-03-2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2-02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2-01-3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1-12-3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1-11-3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1-10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1-09-3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1-08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1-07-2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1-06-3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1-05-2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1-04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1-03-3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1-02-2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1-01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0-12-29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0-11-23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0-10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0-10-01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0-08-3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0-07-2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0-06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0-05-24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0-04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1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8-06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8-05-2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8-03-2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8-02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8-01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7-12-1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7-11-3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7-10-3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7-09-27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7-08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7-07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7-06-26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7-05-23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7-04-25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6-09-1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6-04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5-10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5-09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5-08-26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5-08-04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5-01-19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12-14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11-1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09-3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09-0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07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07-2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06-2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05-1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04-12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03-2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02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4-01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3-12-3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3-12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3-09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3-08-2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9075515001</text:p>
          </table:table-cell>
          <table:table-cell office:value-type="string" calcext:value-type="string">
            <text:p>QA Cg <text:s/>69</text:p>
          </table:table-cell>
          <table:table-cell office:value-type="string" calcext:value-type="string">
            <text:p>2003-08-0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14" meta:object-count="0"/>
    <meta:user-defined meta:name="AppVersion">3.0</meta:user-defined>
  </office:meta>
</office:document-meta>
</file>